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standard">
      <style:graphic-properties draw:fill="solid" draw:fill-color="#cccccc" draw:textarea-vertical-align="middle" draw:shadow="visible" draw:shadow-offset-x="0.1cm" draw:shadow-offset-y="0.1cm" draw:shadow-color="#333333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8cm" fo:min-width="0.2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9cm" fo:min-width="0.1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8cm" fo:min-width="0.4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9cm" fo:min-width="0.3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.4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0.3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cm" fo:min-width="0.279cm"/>
    </style:style>
    <style:style style:name="gr1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7cm" fo:min-width="0.0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cm" fo:min-width="0.3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.6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9cm" fo:min-width="0.3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text-shadow="1pt 1pt" style:font-size-asian="18pt" style:font-size-complex="18pt"/>
    </style:style>
    <style:style style:name="P3" style:family="paragraph">
      <style:text-properties fo:text-shadow="1pt 1pt"/>
    </style:style>
    <style:style style:name="P4" style:family="paragraph">
      <style:text-properties fo:font-size="12pt" fo:text-shadow="1pt 1pt" style:font-size-asian="12pt" style:font-size-complex="12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2pt" fo:text-shadow="1pt 1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8pt" fo:text-shadow="1pt 1pt" style:font-size-asian="18pt" style:font-size-complex="18pt"/>
    </style:style>
    <style:style style:name="T2" style:family="text">
      <style:text-properties fo:text-shadow="1pt 1pt"/>
    </style:style>
    <style:style style:name="T3" style:family="text">
      <style:text-properties fo:font-size="12pt" fo:text-shadow="1pt 1pt" style:font-size-asian="12pt" style:font-size-complex="12pt"/>
    </style:style>
    <style:style style:name="T4" style:family="text">
      <style:text-properties fo:color="#000000" fo:font-size="12pt" fo:text-shadow="1pt 1pt" style:font-size-asian="12pt" style:font-size-complex="12pt"/>
    </style:style>
    <style:style style:name="T5" style:family="text">
      <style:text-properties fo:color="#000000" fo:font-size="10pt" fo:text-shadow="1pt 1pt" style:font-size-asian="10pt" style:font-size-complex="10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5.8cm" svg:height="3.7cm" svg:x="9.3cm" svg:y="3.5cm">
          <text:p/>
        </draw:ellipse>
        <draw:ellipse draw:style-name="gr1" draw:text-style-name="P1" draw:layer="layout" svg:width="5.8cm" svg:height="2.3cm" svg:x="9.297cm" svg:y="7.497cm">
          <text:p/>
        </draw:ellipse>
        <draw:rect draw:style-name="gr2" draw:text-style-name="P2" draw:layer="layout" svg:width="4.2cm" svg:height="1.4cm" svg:x="1.9cm" svg:y="1.9cm">
          <text:p text:style-name="P1"><text:span text:style-name="T1">Github</text:span></text:p>
        </draw:rect>
        <draw:ellipse draw:style-name="gr1" draw:text-style-name="P1" draw:layer="layout" svg:width="5.8cm" svg:height="2.3cm" svg:x="1.2cm" svg:y="7.4cm">
          <text:p/>
        </draw:ellipse>
        <draw:rect draw:style-name="gr2" draw:text-style-name="P2" draw:layer="layout" svg:width="4.2cm" svg:height="1.4cm" svg:x="9.999cm" svg:y="1.899cm">
          <text:p text:style-name="P1"><text:span text:style-name="T1">CI-Server</text:span></text:p>
        </draw:rect>
        <draw:ellipse draw:style-name="gr1" draw:text-style-name="P1" draw:layer="layout" svg:width="5.8cm" svg:height="2.3cm" svg:x="9.298cm" svg:y="10.598cm">
          <text:p/>
        </draw:ellipse>
        <draw:rect draw:style-name="gr2" draw:text-style-name="P2" draw:layer="layout" svg:width="4.2cm" svg:height="1.4cm" svg:x="18.098cm" svg:y="1.899cm">
          <text:p text:style-name="P1"><text:span text:style-name="T1">Entwickler</text:span></text:p>
        </draw:rect>
        <draw:ellipse draw:style-name="gr1" draw:text-style-name="P1" draw:layer="layout" svg:width="5.8cm" svg:height="2.3cm" svg:x="17.397cm" svg:y="7.598cm">
          <text:p/>
        </draw:ellipse>
        <draw:frame draw:style-name="gr3" draw:text-style-name="P3" draw:layer="layout" svg:width="3.313cm" svg:height="0.963cm" svg:x="2.601cm" svg:y="7.9cm">
          <draw:text-box>
            <text:p><text:span text:style-name="T2">MyProject</text:span></text:p>
          </draw:text-box>
        </draw:frame>
        <draw:frame draw:style-name="gr4" draw:text-style-name="P3" draw:layer="layout" svg:width="1.806cm" svg:height="0.963cm" svg:x="11.302cm" svg:y="3.5cm">
          <draw:text-box>
            <text:p><text:span text:style-name="T2">Beta</text:span></text:p>
          </draw:text-box>
        </draw:frame>
        <draw:frame draw:style-name="gr5" draw:text-style-name="P4" xml:id="id7" draw:id="id7" draw:layer="layout" svg:width="2.999cm" svg:height="0.725cm" svg:x="10.703cm" svg:y="5.101cm">
          <draw:text-box>
            <text:p><text:span text:style-name="T3">- </text:span><text:span text:style-name="T4">systemtests</text:span></text:p>
          </draw:text-box>
        </draw:frame>
        <draw:frame draw:style-name="gr6" draw:text-style-name="P3" draw:layer="layout" svg:width="2.119cm" svg:height="0.963cm" svg:x="11.203cm" svg:y="11cm">
          <draw:text-box>
            <text:p><text:span text:style-name="T2">Alpha</text:span></text:p>
          </draw:text-box>
        </draw:frame>
        <draw:frame draw:style-name="gr7" draw:text-style-name="P4" xml:id="id2" draw:id="id2" draw:layer="layout" svg:width="2.06cm" svg:height="0.725cm" svg:x="11.204cm" svg:y="11.601cm">
          <draw:text-box>
            <text:p><text:span text:style-name="T3">- </text:span><text:span text:style-name="T4">master</text:span></text:p>
          </draw:text-box>
        </draw:frame>
        <draw:frame draw:style-name="gr8" draw:text-style-name="P3" draw:layer="layout" svg:width="2.119cm" svg:height="0.963cm" svg:x="19.204cm" svg:y="7.5cm">
          <draw:text-box>
            <text:p><text:span text:style-name="T2">Alpha</text:span></text:p>
          </draw:text-box>
        </draw:frame>
        <draw:frame draw:style-name="gr9" draw:text-style-name="P4" xml:id="id9" draw:id="id9" draw:layer="layout" svg:width="2.06cm" svg:height="1.892cm" svg:x="19.205cm" svg:y="8.101cm">
          <draw:text-box>
            <text:p><text:span text:style-name="T3">- </text:span><text:span text:style-name="T4">master</text:span></text:p>
            <text:p><text:span text:style-name="T5">- feature1</text:span></text:p>
            <text:p><text:span text:style-name="T5">- feature2</text:span></text:p>
            <text:p><text:span text:style-name="T5">- bugfix1</text:span></text:p>
          </draw:text-box>
        </draw:frame>
        <draw:frame draw:style-name="gr10" draw:text-style-name="P6" xml:id="id4" draw:id="id4" draw:layer="layout" svg:width="3.833cm" svg:height="0.725cm" svg:x="10.703cm" svg:y="4.602cm">
          <draw:text-box>
            <text:p text:style-name="P5"><text:span text:style-name="T3">- </text:span><text:span text:style-name="T4">acceptancetests</text:span></text:p>
          </draw:text-box>
        </draw:frame>
        <draw:connector draw:style-name="gr11" draw:text-style-name="P1" draw:layer="layout" draw:type="curve" svg:x1="11.203cm" svg:y1="8.862cm" svg:x2="11.204cm" svg:y2="11.963cm" draw:start-shape="id1" draw:start-glue-point="3" draw:end-shape="id2" draw:end-glue-point="3" svg:d="m11203 8862c-750 0-750 3101 1 3101">
          <text:p/>
        </draw:connector>
        <draw:frame draw:style-name="gr12" draw:text-style-name="P7" draw:layer="layout" svg:width="1.277cm" svg:height="0.64cm" svg:x="9.549cm" svg:y="9.9cm">
          <draw:text-box>
            <text:p><text:span text:style-name="T6">Build</text:span></text:p>
          </draw:text-box>
        </draw:frame>
        <draw:frame draw:style-name="gr7" draw:text-style-name="P4" xml:id="id3" draw:id="id3" draw:layer="layout" svg:width="2.06cm" svg:height="0.725cm" svg:x="10.703cm" svg:y="4.103cm">
          <draw:text-box>
            <text:p><text:span text:style-name="T3">- </text:span><text:span text:style-name="T4">master</text:span></text:p>
          </draw:text-box>
        </draw:frame>
        <draw:connector draw:style-name="gr11" draw:text-style-name="P1" draw:layer="layout" draw:type="curve" svg:x1="12.763cm" svg:y1="4.465cm" svg:x2="14.536cm" svg:y2="4.964cm" draw:start-shape="id3" draw:start-glue-point="1" draw:end-shape="id4" draw:end-glue-point="1" svg:d="m12763 4465c3409 0 2523 499 1773 499">
          <text:p/>
        </draw:connector>
        <draw:connector draw:style-name="gr11" draw:text-style-name="P1" draw:layer="layout" draw:type="curve" svg:x1="5.063cm" svg:y1="8.866cm" svg:x2="10.703cm" svg:y2="4.465cm" draw:start-shape="id5" draw:end-shape="id3" draw:end-glue-point="3" svg:d="m5063 8866c4230 0 1410-4401 5640-4401">
          <text:p/>
        </draw:connector>
        <draw:frame draw:style-name="gr13" draw:text-style-name="P4" xml:id="id5" draw:id="id5" draw:layer="layout" svg:width="2.06cm" svg:height="0.725cm" svg:x="3.003cm" svg:y="8.504cm">
          <draw:text-box>
            <text:p><text:span text:style-name="T3">- </text:span><text:span text:style-name="T4">master</text:span></text:p>
          </draw:text-box>
        </draw:frame>
        <draw:frame draw:style-name="gr14" draw:text-style-name="P3" draw:layer="layout" svg:width="2.581cm" svg:height="0.963cm" svg:x="11.202cm" svg:y="7.899cm">
          <draw:text-box>
            <text:p><text:span text:style-name="T2">Omega</text:span></text:p>
          </draw:text-box>
        </draw:frame>
        <draw:frame draw:style-name="gr15" draw:text-style-name="P4" xml:id="id1" draw:id="id1" draw:layer="layout" svg:width="2.06cm" svg:height="0.725cm" svg:x="11.203cm" svg:y="8.5cm">
          <draw:text-box>
            <text:p><text:span text:style-name="T3">- </text:span><text:span text:style-name="T4">master</text:span></text:p>
          </draw:text-box>
        </draw:frame>
        <draw:connector draw:style-name="gr11" draw:text-style-name="P1" draw:layer="layout" draw:type="curve" svg:x1="13.049cm" svg:y1="6.465cm" svg:x2="13.263cm" svg:y2="8.862cm" draw:start-shape="id6" draw:start-glue-point="1" draw:end-shape="id1" draw:end-glue-point="1" svg:d="m13049 6465c1071 0 964 2397 214 2397">
          <text:p/>
        </draw:connector>
        <draw:frame draw:style-name="gr5" draw:text-style-name="P4" xml:id="id8" draw:id="id8" draw:layer="layout" svg:width="3.639cm" svg:height="0.725cm" svg:x="10.704cm" svg:y="5.602cm">
          <draw:text-box>
            <text:p><text:span text:style-name="T3">- integrationtests</text:span></text:p>
          </draw:text-box>
        </draw:frame>
        <draw:frame draw:style-name="gr5" draw:text-style-name="P4" xml:id="id6" draw:id="id6" draw:layer="layout" svg:width="2.344cm" svg:height="0.725cm" svg:x="10.705cm" svg:y="6.103cm">
          <draw:text-box>
            <text:p><text:span text:style-name="T3">- unittests</text:span></text:p>
          </draw:text-box>
        </draw:frame>
        <draw:connector draw:style-name="gr11" draw:text-style-name="P1" draw:layer="layout" draw:type="curve" svg:x1="10.703cm" svg:y1="4.964cm" svg:x2="10.703cm" svg:y2="5.463cm" draw:start-shape="id4" draw:start-glue-point="3" draw:end-shape="id7" draw:end-glue-point="3" svg:d="m10703 4964c-750 0-750 499 0 499">
          <text:p/>
        </draw:connector>
        <draw:connector draw:style-name="gr11" draw:text-style-name="P1" draw:layer="layout" draw:type="curve" svg:x1="13.702cm" svg:y1="5.463cm" svg:x2="14.343cm" svg:y2="5.964cm" draw:start-shape="id7" draw:start-glue-point="1" draw:end-shape="id8" draw:end-glue-point="1" svg:d="m13702 5463c1711 0 1391 501 641 501">
          <text:p/>
        </draw:connector>
        <draw:connector draw:style-name="gr11" draw:text-style-name="P1" draw:layer="layout" draw:type="curve" svg:x1="13.264cm" svg:y1="11.963cm" svg:x2="19.205cm" svg:y2="9.047cm" draw:start-shape="id2" draw:start-glue-point="1" draw:end-shape="id9" svg:d="m13264 11963c4456 0 1486-2916 5941-2916">
          <text:p/>
        </draw:connector>
        <draw:connector draw:style-name="gr11" draw:text-style-name="P1" draw:layer="layout" draw:type="curve" svg:x1="10.704cm" svg:y1="5.964cm" svg:x2="10.705cm" svg:y2="6.465cm" draw:start-shape="id8" draw:start-glue-point="3" draw:end-shape="id6" draw:end-glue-point="3" svg:d="m10704 5964c-750 0-750 501 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7T12:19:59.07</meta:creation-date>
    <dc:date>2013-08-09T15:15:16.35</dc:date>
    <meta:editing-duration>PT5H37M57S</meta:editing-duration>
    <meta:editing-cycles>11</meta:editing-cycles>
    <meta:generator>OpenOffice.org/3.4.1$Win32 OpenOffice.org_project/341m1$Build-9593</meta:generator>
    <meta:document-statistic meta:object-count="31"/>
  </office:meta>
</office:document-meta>
</file>